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a1" style:family="table" style:master-page-name="">
      <style:table-properties style:width="23.9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787cm" style:rel-column-width="131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3" style:family="table-row">
      <style:table-row-properties fo:background-color="transparent" style:keep-together="true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1.D3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E3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1.E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Table_20_Contents" style:list-style-name="L1">
      <style:paragraph-properties fo:margin-left="0.402cm" fo:margin-right="0.021cm" fo:text-indent="-0.206cm" style:auto-text-indent="false">
        <style:tab-stops>
          <style:tab-stop style:position="0.529cm"/>
        </style:tab-stops>
      </style:paragraph-properties>
    </style:style>
    <style:style style:name="P2" style:family="paragraph" style:parent-style-name="Table_20_Contents" style:list-style-name="L1">
      <style:paragraph-properties fo:margin-left="0.402cm" fo:margin-right="0.021cm" fo:text-indent="-0.206cm" style:auto-text-indent="false">
        <style:tab-stops>
          <style:tab-stop style:position="0.529cm"/>
        </style:tab-stops>
      </style:paragraph-properties>
    </style:style>
    <style:style style:name="P3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a de fases de metodología KMS-IRIS en una organización.</text:p>
      <text:p text:style-name="Standard"/>
      <text:p text:style-name="Standard"/>
      <table:table table:name="Tabla1" table:style-name="Tabla1">
        <table:table-column table:style-name="Tabla1.A" table:number-columns-repeated="5"/>
        <table:table-header-rows>
          <table:table-row>
            <table:table-cell table:style-name="Tabla1.A1" office:value-type="string">
              <text:p text:style-name="Table_20_Heading">ETAPAS</text:p>
            </table:table-cell>
            <table:table-cell table:style-name="Tabla1.A1" office:value-type="string">
              <text:p text:style-name="Table_20_Heading">ACTIVIDADES</text:p>
            </table:table-cell>
            <table:table-cell table:style-name="Tabla1.A1" office:value-type="string">
              <text:p text:style-name="Table_20_Heading">TECNICAS</text:p>
            </table:table-cell>
            <table:table-cell table:style-name="Tabla1.A1" office:value-type="string">
              <text:p text:style-name="Table_20_Heading">RESULTADOS ESPERADOS</text:p>
            </table:table-cell>
            <table:table-cell table:style-name="Tabla1.E1" office:value-type="string">
              <text:p text:style-name="Table_20_Heading">HERRAMIENTAS COMPUTACIONALES DE SOPORTE</text:p>
            </table:table-cell>
          </table:table-row>
        </table:table-header-rows>
        <table:table-row>
          <table:table-cell table:style-name="Tabla1.A2" office:value-type="string">
            <text:p text:style-name="Table_20_Contents">ETAPA 1.<text:line-break/>Identificación</text:p>
          </table:table-cell>
          <table:table-cell table:style-name="Tabla1.A1" office:value-type="string">
            <text:list xml:id="list1192822913" text:style-name="L1">
              <text:list-item>
                <text:p text:style-name="P1">Identificar los bloques conceptuales de conocimiento</text:p>
              </text:list-item>
              <text:list-item>
                <text:p text:style-name="P1">Clasificación en categorías ontológicas</text:p>
              </text:list-item>
              <text:list-item>
                <text:p text:style-name="P1">Definición del conocimiento objetivo (requerimientos de conocimiento)</text:p>
              </text:list-item>
            </text:list>
          </table:table-cell>
          <table:table-cell table:style-name="Tabla1.A1" office:value-type="string">
            <text:list xml:id="list189304360" text:continue-numbering="true" text:style-name="L1">
              <text:list-item>
                <text:p text:style-name="P1">Cuestionarios para identificar bloques de conocimiento</text:p>
              </text:list-item>
              <text:list-item>
                <text:p text:style-name="P1">Modelos de referencia relativos al conocimiento objetivo</text:p>
              </text:list-item>
            </text:list>
          </table:table-cell>
          <table:table-cell table:style-name="Tabla1.A1" office:value-type="string">
            <text:list xml:id="list1603015169" text:continue-numbering="true" text:style-name="L1">
              <text:list-item>
                <text:p text:style-name="P1">Bloques conceptuales de conocimiento</text:p>
              </text:list-item>
              <text:list-item>
                <text:p text:style-name="P1">Conocimiento objetivo</text:p>
              </text:list-item>
              <text:list-item>
                <text:p text:style-name="P1">Categorías</text:p>
              </text:list-item>
            </text:list>
          </table:table-cell>
          <table:table-cell table:style-name="Tabla1.E1" office:value-type="string">
            <text:list xml:id="list538125626" text:continue-numbering="true" text:style-name="L1">
              <text:list-item>
                <text:p text:style-name="P1">Herramientas de automatización de oficina</text:p>
              </text:list-item>
              <text:list-item>
                <text:p text:style-name="P1">Herramientas de modelado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Table_20_Contents">ETAPA 2.<text:line-break/>Extracción</text:p>
          </table:table-cell>
          <table:table-cell table:style-name="Tabla1.B3" office:value-type="string">
            <text:list xml:id="list640858295" text:continue-numbering="true" text:style-name="L1">
              <text:list-item>
                <text:p text:style-name="P1">Extraer conocimiento de fuentes para definir las variables de ingreso y categorizarlas</text:p>
              </text:list-item>
              <text:list-item>
                <text:p text:style-name="P1">Definir la extracción y los procedimientos de cálculo</text:p>
              </text:list-item>
            </text:list>
          </table:table-cell>
          <table:table-cell table:style-name="Tabla1.B3" office:value-type="string">
            <text:list xml:id="list1840132293" text:continue-numbering="true" text:style-name="L1">
              <text:list-item>
                <text:p text:style-name="P1">Plantillas para definir las variables de ingreso</text:p>
              </text:list-item>
              <text:list-item>
                <text:p text:style-name="P1">Modelos de referencia para extraer y calcular el conocimiento objetivo</text:p>
              </text:list-item>
            </text:list>
          </table:table-cell>
          <table:table-cell table:style-name="Tabla1.D3" office:value-type="string">
            <text:list xml:id="list1303659705" text:continue-numbering="true" text:style-name="L1">
              <text:list-item>
                <text:p text:style-name="P1">Set de variables de ingreso</text:p>
              </text:list-item>
              <text:list-item>
                <text:p text:style-name="P1">Procedimientos de extracción y cálculo</text:p>
              </text:list-item>
            </text:list>
          </table:table-cell>
          <table:table-cell table:style-name="Tabla1.E3" office:value-type="string">
            <text:list xml:id="list1437444730" text:continue-numbering="true" text:style-name="L1">
              <text:list-item>
                <text:p text:style-name="P1">Herramientas de automatización de oficina</text:p>
              </text:list-item>
              <text:list-item>
                <text:p text:style-name="P1">Herramientas de modelado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Table_20_Contents">ETAPA 3.<text:line-break/>Representación</text:p>
          </table:table-cell>
          <table:table-cell table:style-name="Tabla1.B3" office:value-type="string">
            <text:list xml:id="list986372615" text:continue-numbering="true" text:style-name="L1">
              <text:list-item>
                <text:p text:style-name="P1">Establecer las relaciones entre el conocimiento objetivo</text:p>
              </text:list-item>
              <text:list-item>
                <text:p text:style-name="P1">Dibujar el mapa de conocimiento</text:p>
              </text:list-item>
            </text:list>
          </table:table-cell>
          <table:table-cell table:style-name="Tabla1.B3" office:value-type="string">
            <text:list xml:id="list1168897701" text:continue-numbering="true" text:style-name="L1">
              <text:list-item>
                <text:p text:style-name="P1">Metamodelamiento (UML)</text:p>
              </text:list-item>
              <text:list-item>
                <text:p text:style-name="P1">Ontologías</text:p>
              </text:list-item>
              <text:list-item>
                <text:p text:style-name="P1">Mapas conceptuales</text:p>
              </text:list-item>
            </text:list>
          </table:table-cell>
          <table:table-cell table:style-name="Tabla1.B3" office:value-type="string">
            <text:list xml:id="list2182353393" text:continue-numbering="true" text:style-name="L1">
              <text:list-item>
                <text:p text:style-name="P1">Modelo del mapa de conocimiento</text:p>
              </text:list-item>
            </text:list>
          </table:table-cell>
          <table:table-cell table:style-name="Tabla1.E4" office:value-type="string">
            <text:list xml:id="list1814026415" text:continue-numbering="true" text:style-name="L1">
              <text:list-item>
                <text:p text:style-name="P1">Herramientas de modelado</text:p>
              </text:list-item>
              <text:list-item>
                <text:p text:style-name="P1">Herramientas de ontología de la ingeniería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Table_20_Contents">ETAPA 4.<text:line-break/>Procesamiento</text:p>
          </table:table-cell>
          <table:table-cell table:style-name="Tabla1.B3" office:value-type="string">
            <text:list xml:id="list694187340" text:continue-numbering="true" text:style-name="L1">
              <text:list-item>
                <text:p text:style-name="P1">Desarrollar la infraestructura tecnológica que soporta el mapa del conocimiento, siguiendo una metodología <text:soft-page-break/>orientada a objetos para el desarrollo de sistemas computacionales</text:p>
              </text:list-item>
            </text:list>
          </table:table-cell>
          <table:table-cell table:style-name="Tabla1.B3" office:value-type="string">
            <text:list xml:id="list808252531" text:continue-numbering="true" text:style-name="L1">
              <text:list-item>
                <text:p text:style-name="P1">Técnicas BMP</text:p>
              </text:list-item>
              <text:list-item>
                <text:p text:style-name="P1">Técnicas ETL</text:p>
              </text:list-item>
              <text:list-item>
                <text:p text:style-name="P1">Sistema de administración documental</text:p>
              </text:list-item>
              <text:list-item>
                <text:p text:style-name="P1">Sistema de <text:soft-page-break/>administración de base de datos</text:p>
              </text:list-item>
              <text:list-item>
                <text:p text:style-name="P1">Data Warehouse</text:p>
              </text:list-item>
              <text:list-item>
                <text:p text:style-name="P1">OLAP</text:p>
              </text:list-item>
              <text:list-item>
                <text:p text:style-name="P1">Minería de datos</text:p>
              </text:list-item>
            </text:list>
          </table:table-cell>
          <table:table-cell table:style-name="Tabla1.B3" office:value-type="string">
            <text:list xml:id="list863989632" text:continue-numbering="true" text:style-name="L1">
              <text:list-item>
                <text:p text:style-name="P1">Portal de conocimento (mapa de conocimiento ejecutable)</text:p>
              </text:list-item>
            </text:list>
          </table:table-cell>
          <table:table-cell table:style-name="Tabla1.E4" office:value-type="string">
            <text:list xml:id="list292295083" text:continue-numbering="true" text:style-name="L1">
              <text:list-item>
                <text:p text:style-name="P1">Herramientas BPM </text:p>
              </text:list-item>
              <text:list-item>
                <text:p text:style-name="P1">Herramientas ETL</text:p>
              </text:list-item>
              <text:list-item>
                <text:p text:style-name="P1">Sistema de administración documental</text:p>
              </text:list-item>
              <text:list-item>
                <text:p text:style-name="P1">Sistema de <text:soft-page-break/>administración de base de datos</text:p>
              </text:list-item>
              <text:list-item>
                <text:p text:style-name="P1">Data Warehouse</text:p>
              </text:list-item>
              <text:list-item>
                <text:p text:style-name="P1">OLAP</text:p>
              </text:list-item>
              <text:list-item>
                <text:p text:style-name="P1">Minería de datos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Table_20_Contents">ETAPA 5.<text:line-break/>Utilización</text:p>
          </table:table-cell>
          <table:table-cell table:style-name="Tabla1.B3" office:value-type="string">
            <text:list xml:id="list1096545741" text:continue-numbering="true" text:style-name="L1">
              <text:list-item>
                <text:p text:style-name="P1">Establecer entrenamiento y mejora continua de mecanismos para los miembros de la organización</text:p>
              </text:list-item>
              <text:list-item>
                <text:p text:style-name="P1">Llevar a cabo mantención y retroalimentación del proceso del sistema de administración de contenidos</text:p>
              </text:list-item>
            </text:list>
          </table:table-cell>
          <table:table-cell table:style-name="Tabla1.B3" office:value-type="string">
            <text:list xml:id="list578959309" text:continue-numbering="true" text:style-name="L1">
              <text:list-item>
                <text:p text:style-name="P1">E-Learning</text:p>
              </text:list-item>
              <text:list-item>
                <text:p text:style-name="P1">Groupware</text:p>
              </text:list-item>
              <text:list-item>
                <text:p text:style-name="P1">TQM</text:p>
              </text:list-item>
              <text:list-item>
                <text:p text:style-name="P1">Estándar de calidad ISO</text:p>
              </text:list-item>
            </text:list>
          </table:table-cell>
          <table:table-cell table:style-name="Tabla1.B3" office:value-type="string">
            <text:list xml:id="list723005642" text:continue-numbering="true" text:style-name="L1">
              <text:list-item>
                <text:p text:style-name="P1">Uso eficiente del conocimiento al interior de la organización</text:p>
              </text:list-item>
            </text:list>
          </table:table-cell>
          <table:table-cell table:style-name="Tabla1.E4" office:value-type="string">
            <text:list xml:id="list230175847" text:continue-numbering="true" text:style-name="L1">
              <text:list-item>
                <text:p text:style-name="P1">Herramientas de automatización de oficina</text:p>
              </text:list-item>
              <text:list-item>
                <text:p text:style-name="P1">Herramientas de modelado</text:p>
              </text:list-item>
              <text:list-item>
                <text:p text:style-name="P1">Herramientas de aprendizaj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Araya Rocha</meta:initial-creator>
    <meta:creation-date>2010-12-14T19:52:58</meta:creation-date>
    <dc:date>2010-12-14T22:13:19</dc:date>
    <dc:creator>Gabriel Araya Rocha</dc:creator>
    <meta:editing-duration>PT02H14M05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2" meta:paragraph-count="63" meta:word-count="341" meta:character-count="2225"/>
  </office:meta>
</office:document-meta>
</file>